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42AE9F5DC860E03.png" manifest:media-type="image/png"/>
  <manifest:file-entry manifest:full-path="Pictures/1000000000000195000002443E3AC0ADFBC489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-0.7874in" svg:y="-0.7874in" svg:width="1.7063in" svg:height="1.7063in" draw:z-index="0"><draw:image xlink:href="Pictures/100000010000020000000200E42AE9F5DC860E03.png" xlink:type="simple" xlink:show="embed" xlink:actuate="onLoad" draw:mime-type="image/png"/></draw:frame><draw:frame draw:style-name="fr2" draw:name="Image2 Copy 1" text:anchor-type="char" svg:x="-0.7665in" svg:y="8.5063in" svg:width="1.7063in" svg:height="1.7063in" draw:z-index="1"><draw:image xlink:href="Pictures/100000010000020000000200E42AE9F5DC860E03.png" xlink:type="simple" xlink:show="embed" xlink:actuate="onLoad" draw:mime-type="image/png"/></draw:frame><draw:frame draw:style-name="fr2" draw:name="Image2 Copy 2" text:anchor-type="char" svg:x="6.0063in" svg:y="-0.7874in" svg:width="1.7063in" svg:height="1.7063in" draw:z-index="2"><draw:image xlink:href="Pictures/100000010000020000000200E42AE9F5DC860E03.png" xlink:type="simple" xlink:show="embed" xlink:actuate="onLoad" draw:mime-type="image/png"/></draw:frame><draw:frame draw:style-name="fr2" draw:name="Image2 Copy 3" text:anchor-type="char" svg:x="6.0063in" svg:y="8.5063in" svg:width="1.7063in" svg:height="1.7063in" draw:z-index="3"><draw:image xlink:href="Pictures/100000010000020000000200E42AE9F5DC860E03.png" xlink:type="simple" xlink:show="embed" xlink:actuate="onLoad" draw:mime-type="image/png"/></draw:frame><draw:frame draw:style-name="fr1" draw:name="Image1" text:anchor-type="char" svg:width="4.2189in" svg:height="6.0417in" draw:z-index="4"><draw:image xlink:href="Pictures/1000000000000195000002443E3AC0ADFBC489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09:28:59.403000000</meta:creation-date>
    <dc:date>2023-08-03T13:42:53.709000000</dc:date>
    <meta:editing-duration>P1DT4H13M58S</meta:editing-duration>
    <meta:editing-cycles>2</meta:editing-cycles>
    <meta:generator>LibreOffice/7.4.7.2$Windows_X86_64 LibreOffice_project/723314e595e8007d3cf785c16538505a1c878ca5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